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71.53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YSON, PEDRO</text:p>
          </table:table-cell>
          <table:table-cell table:style-name="ce1" office:value-type="string" calcext:value-type="string">
            <text:p>SYSON, PETER</text:p>
          </table:table-cell>
          <table:table-cell table:style-name="ce1" office:value-type="string" calcext:value-type="string">
            <text:p>OLOPS</text:p>
          </table:table-cell>
          <table:table-cell table:style-name="ce1" office:value-type="string" calcext:value-type="string">
            <text:p>REJUSO, CHARITY AMOR</text:p>
          </table:table-cell>
        </table:table-row>
        <table:table-row table:style-name="ro1">
          <table:table-cell table:style-name="ce2" table:formula="of:=NOW()" office:value-type="date" office:date-value="2020-05-14T17:33:31.582583" calcext:value-type="date">
            <text:p>14-May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-00-0000</text:date>, <text:time style:data-style-name="N2" text:time-value="17:33:31.564971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7:03:45.160472000</meta:creation-date>
    <dc:date>2020-05-14T17:35:10.274915378</dc:date>
    <meta:editing-duration>P1DT18H38M30S</meta:editing-duration>
    <meta:editing-cycles>187</meta:editing-cycles>
    <meta:generator>LibreOffice/6.0.7.3$Linux_x86 LibreOffice_project/00m0$Build-3</meta:generator>
    <meta:document-statistic meta:table-count="1" meta:cell-count="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